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9.6pt"/>
    </style:style>
    <style:style style:name="co3" style:family="table-column">
      <style:table-column-properties fo:break-before="auto" style:column-width="6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sdf" draw:style-name="gr1" draw:text-style-name="P1" svg:width="453.26pt" svg:height="255.26pt" svg:x="1066.2pt" svg:y="378.71pt">
            <loext:p draw:notify-on-update-of-ranges="Sheet1.AB7:Sheet1.AB18 Sheet1.Z7:Sheet1.Z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6pt" svg:height="255.26pt" svg:x="1612.91pt" svg:y="381.74pt">
            <loext:p draw:notify-on-update-of-ranges="Sheet1.M6:Sheet1.M54 Sheet1.N6:Sheet1.N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4" table:default-cell-style-name="Default"/>
        <table:table-row table:style-name="ro1" table:number-rows-repeated="3">
          <table:table-cell table:number-columns-repeated="13"/>
          <table:table-cell table:style-name="Default"/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Refered to the old one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Test</text:p>
          </table:table-cell>
          <table:table-cell office:value-type="string" calcext:value-type="string">
            <text:p>sigma0 </text:p>
          </table:table-cell>
          <table:table-cell office:value-type="string" calcext:value-type="string">
            <text:p>sigma1 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lgb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dominant freq</text:p>
          </table:table-cell>
          <table:table-cell office:value-type="string" calcext:value-type="string">
            <text:p>dx</text:p>
          </table:table-cell>
          <table:table-cell/>
          <table:table-cell table:style-name="Default" office:value-type="string" calcext:value-type="string">
            <text:p>Av-slope</text:p>
          </table:table-cell>
          <table:table-cell table:number-columns-repeated="5"/>
          <table:table-cell office:value-type="string" calcext:value-type="string">
            <text:p>Relevant Data for beta/freq relationship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0.1/(2^[.J6])" office:value-type="float" office:value="0.0125" calcext:value-type="float">
            <text:p>0.0125</text:p>
          </table:table-cell>
          <table:table-cell table:formula="of:=[.G6]/[.H6]" office:value-type="float" office:value="2500" calcext:value-type="float">
            <text:p>2500</text:p>
          </table:table-cell>
          <table:table-cell office:value-type="float" office:value="0.53053053053053" calcext:value-type="float">
            <text:p>5.31E-01</text:p>
          </table:table-cell>
          <table:table-cell table:number-columns-repeated="5"/>
          <table:table-cell office:value-type="string" calcext:value-type="string">
            <text:p>Test</text:p>
          </table:table-cell>
          <table:table-cell office:value-type="string" calcext:value-type="string">
            <text:p>sigma0 </text:p>
          </table:table-cell>
          <table:table-cell office:value-type="string" calcext:value-type="string">
            <text:p>sigma1 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lgb</text:p>
          </table:table-cell>
          <table:table-cell office:value-type="string" calcext:value-type="string">
            <text:p>refinement</text:p>
          </table:table-cell>
          <table:table-cell office:value-type="string" calcext:value-type="string">
            <text:p>dominant freq</text:p>
          </table:table-cell>
          <table:table-cell office:value-type="string" calcext:value-type="string">
            <text:p>dx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0.1/(2^[.J7])" office:value-type="float" office:value="0.025" calcext:value-type="float">
            <text:p>0.025</text:p>
          </table:table-cell>
          <table:table-cell table:formula="of:=[.G7]/[.H7]" office:value-type="float" office:value="2500" calcext:value-type="float">
            <text:p>2500</text:p>
          </table:table-cell>
          <table:table-cell office:value-type="float" office:value="0.61061061061061" calcext:value-type="float">
            <text:p>6.11E-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0.1/(2^[.Y7])" office:value-type="float" office:value="0.0125" calcext:value-type="float">
            <text:p>0.0125</text:p>
          </table:table-cell>
          <table:table-cell table:formula="of:=[.V7]/[.W7]" office:value-type="float" office:value="2500" calcext:value-type="float">
            <text:p>2500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0.1/(2^[.J8])" office:value-type="float" office:value="0.025" calcext:value-type="float">
            <text:p>0.025</text:p>
          </table:table-cell>
          <table:table-cell table:formula="of:=[.G8]/[.H8]" office:value-type="float" office:value="1250" calcext:value-type="float">
            <text:p>1250</text:p>
          </table:table-cell>
          <table:table-cell office:value-type="float" office:value="0.51051051051051" calcext:value-type="float">
            <text:p>5.11E-0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Y8])" office:value-type="float" office:value="0.0125" calcext:value-type="float">
            <text:p>0.0125</text:p>
          </table:table-cell>
          <table:table-cell table:formula="of:=[.V8]/[.W8]" office:value-type="float" office:value="1250" calcext:value-type="float">
            <text:p>1250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9])" office:value-type="float" office:value="0.0125" calcext:value-type="float">
            <text:p>0.0125</text:p>
          </table:table-cell>
          <table:table-cell table:formula="of:=[.G9]/[.H9]" office:value-type="float" office:value="1250" calcext:value-type="float">
            <text:p>1250</text:p>
          </table:table-cell>
          <table:table-cell office:value-type="float" office:value="0.55055055055055" calcext:value-type="float">
            <text:p>5.51E-0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Y9])" office:value-type="float" office:value="0.0125" calcext:value-type="float">
            <text:p>0.0125</text:p>
          </table:table-cell>
          <table:table-cell table:formula="of:=[.V9]/[.W9]" office:value-type="float" office:value="625" calcext:value-type="float">
            <text:p>62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0.1/(2^[.J10])" office:value-type="float" office:value="0.025" calcext:value-type="float">
            <text:p>0.025</text:p>
          </table:table-cell>
          <table:table-cell table:formula="of:=[.G10]/[.H10]" office:value-type="float" office:value="625" calcext:value-type="float">
            <text:p>625</text:p>
          </table:table-cell>
          <table:table-cell office:value-type="float" office:value="0.45045045045045" calcext:value-type="float">
            <text:p>4.50E-01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Y10])" office:value-type="float" office:value="0.0125" calcext:value-type="float">
            <text:p>0.0125</text:p>
          </table:table-cell>
          <table:table-cell table:formula="of:=[.V10]/[.W10]" office:value-type="float" office:value="875" calcext:value-type="float">
            <text:p>87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" calcext:value-type="float">
            <text:p>0.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11])" office:value-type="float" office:value="0.0125" calcext:value-type="float">
            <text:p>0.0125</text:p>
          </table:table-cell>
          <table:table-cell table:formula="of:=[.G11]/[.H11]" office:value-type="float" office:value="625" calcext:value-type="float">
            <text:p>625</text:p>
          </table:table-cell>
          <table:table-cell office:value-type="float" office:value="0.37037037037037" calcext:value-type="float">
            <text:p>3.70E-01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0.1/(2^[.Y11])" office:value-type="float" office:value="0.0125" calcext:value-type="float">
            <text:p>0.0125</text:p>
          </table:table-cell>
          <table:table-cell table:formula="of:=[.V11]/[.W11]" office:value-type="float" office:value="812.5" calcext:value-type="float">
            <text:p>812.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12])" office:value-type="float" office:value="0.0125" calcext:value-type="float">
            <text:p>0.0125</text:p>
          </table:table-cell>
          <table:table-cell table:formula="of:=[.G12]/[.H12]" office:value-type="float" office:value="875" calcext:value-type="float">
            <text:p>875</text:p>
          </table:table-cell>
          <table:table-cell office:value-type="float" office:value="0.37037037037037" calcext:value-type="float">
            <text:p>3.70E-01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0.1/(2^[.Y12])" office:value-type="float" office:value="0.0125" calcext:value-type="float">
            <text:p>0.0125</text:p>
          </table:table-cell>
          <table:table-cell table:formula="of:=[.V12]/[.W12]" office:value-type="float" office:value="1083.33333333333" calcext:value-type="float">
            <text:p>1083.3333333333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5" calcext:value-type="float">
            <text:p>0.025</text:p>
          </table:table-cell>
          <table:table-cell office:value-type="float" office:value="0.35" calcext:value-type="float">
            <text:p>0.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0.1/(2^[.J13])" office:value-type="float" office:value="0.025" calcext:value-type="float">
            <text:p>0.025</text:p>
          </table:table-cell>
          <table:table-cell table:formula="of:=[.G13]/[.H13]" office:value-type="float" office:value="875" calcext:value-type="float">
            <text:p>87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0.1/(2^[.Y13])" office:value-type="float" office:value="0.0125" calcext:value-type="float">
            <text:p>0.0125</text:p>
          </table:table-cell>
          <table:table-cell table:formula="of:=[.V13]/[.W13]" office:value-type="float" office:value="1625" calcext:value-type="float">
            <text:p>1625</text:p>
          </table:table-cell>
        </table:table-row>
        <table:table-row table:style-name="ro1"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0.1/(2^[.J14])" office:value-type="float" office:value="0.0125" calcext:value-type="float">
            <text:p>0.0125</text:p>
          </table:table-cell>
          <table:table-cell table:formula="of:=[.G14]/[.H14]" office:value-type="float" office:value="812.5" calcext:value-type="float">
            <text:p>812.5</text:p>
          </table:table-cell>
          <table:table-cell office:value-type="float" office:value="0.41041041041041" calcext:value-type="float">
            <text:p>4.10E-0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0.1/(2^[.Y14])" office:value-type="float" office:value="0.0125" calcext:value-type="float">
            <text:p>0.0125</text:p>
          </table:table-cell>
          <table:table-cell table:formula="of:=[.V14]/[.W14]" office:value-type="float" office:value="3250" calcext:value-type="float">
            <text:p>325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5" calcext:value-type="float">
            <text:p>0.025</text:p>
          </table:table-cell>
          <table:table-cell office:value-type="float" office:value="0.55" calcext:value-type="float">
            <text:p>0.5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0.1/(2^[.J15])" office:value-type="float" office:value="0.025" calcext:value-type="float">
            <text:p>0.025</text:p>
          </table:table-cell>
          <table:table-cell table:formula="of:=[.G15]/[.H15]" office:value-type="float" office:value="1375" calcext:value-type="float">
            <text:p>1375</text:p>
          </table:table-cell>
          <table:table-cell office:value-type="float" office:value="0.45045045045045" calcext:value-type="float">
            <text:p>4.50E-0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Y15])" office:value-type="float" office:value="0.0125" calcext:value-type="float">
            <text:p>0.0125</text:p>
          </table:table-cell>
          <table:table-cell table:formula="of:=[.V15]/[.W15]" office:value-type="float" office:value="812.5" calcext:value-type="float">
            <text:p>812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IC diff <text:s/>9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0.1/(2^[.J16])" office:value-type="float" office:value="0.0125" calcext:value-type="float">
            <text:p>0.0125</text:p>
          </table:table-cell>
          <table:table-cell table:formula="of:=[.G16]/[.H16]" office:value-type="float" office:value="812.5" calcext:value-type="float">
            <text:p>812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" calcext:value-type="float">
            <text:p>0.7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0.1/(2^[.Y16])" office:value-type="float" office:value="0.0125" calcext:value-type="float">
            <text:p>0.0125</text:p>
          </table:table-cell>
          <table:table-cell table:formula="of:=[.V16]/[.W16]" office:value-type="float" office:value="937.5" calcext:value-type="float">
            <text:p>937.5</text:p>
          </table:table-cell>
        </table:table-row>
        <table:table-row table:style-name="ro1"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0.1/(2^[.J17])" office:value-type="float" office:value="0.0125" calcext:value-type="float">
            <text:p>0.0125</text:p>
          </table:table-cell>
          <table:table-cell table:formula="of:=[.G17]/[.H17]" office:value-type="float" office:value="812.5" calcext:value-type="float">
            <text:p>812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" calcext:value-type="float">
            <text:p>0.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0.1/(2^[.Y17])" office:value-type="float" office:value="0.0125" calcext:value-type="float">
            <text:p>0.0125</text:p>
          </table:table-cell>
          <table:table-cell table:formula="of:=[.V17]/[.W17]" office:value-type="float" office:value="1062.5" calcext:value-type="float">
            <text:p>1062.5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0.1/(2^[.J18])" office:value-type="float" office:value="0.0125" calcext:value-type="float">
            <text:p>0.0125</text:p>
          </table:table-cell>
          <table:table-cell table:formula="of:=[.G18]/[.H18]" office:value-type="float" office:value="1083.33333333333" calcext:value-type="float">
            <text:p>1083.3333333333</text:p>
          </table:table-cell>
          <table:table-cell office:value-type="float" office:value="0.51051051051051" calcext:value-type="float">
            <text:p>5.11E-01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8" calcext:value-type="float">
            <text:p>0.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formula="of:=0.1/(2^[.Y18])" office:value-type="float" office:value="0.0125" calcext:value-type="float">
            <text:p>0.0125</text:p>
          </table:table-cell>
          <table:table-cell table:formula="of:=[.V18]/[.W18]"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0.1/(2^[.J19])" office:value-type="float" office:value="0.0125" calcext:value-type="float">
            <text:p>0.0125</text:p>
          </table:table-cell>
          <table:table-cell table:formula="of:=[.G19]/[.H19]" office:value-type="float" office:value="1625" calcext:value-type="float">
            <text:p>1625</text:p>
          </table:table-cell>
          <table:table-cell office:value-type="float" office:value="0.51051051051051" calcext:value-type="float">
            <text:p>5.11E-01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Y19])" office:value-type="float" office:value="0.0125" calcext:value-type="float">
            <text:p>0.0125</text:p>
          </table:table-cell>
          <table:table-cell table:formula="of:=[.V19]/[.W19]" office:value-type="float" office:value="812.5" calcext:value-type="float">
            <text:p>812.5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0.1/(2^[.J20])" office:value-type="float" office:value="0.0125" calcext:value-type="float">
            <text:p>0.0125</text:p>
          </table:table-cell>
          <table:table-cell table:formula="of:=[.G20]/[.H20]" office:value-type="float" office:value="3250" calcext:value-type="float">
            <text:p>3250</text:p>
          </table:table-cell>
          <table:table-cell office:value-type="float" office:value="0.61061061061061" calcext:value-type="float">
            <text:p>6.11E-01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0.1/(2^[.Y20])" office:value-type="float" office:value="0.0125" calcext:value-type="float">
            <text:p>0.0125</text:p>
          </table:table-cell>
          <table:table-cell table:formula="of:=[.V20]/[.W20]" office:value-type="float" office:value="2562.5" calcext:value-type="float">
            <text:p>2562.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0.1/(2^[.J21])" office:value-type="float" office:value="0.0125" calcext:value-type="float">
            <text:p>0.0125</text:p>
          </table:table-cell>
          <table:table-cell table:formula="of:=[.G21]/[.H21]" office:value-type="float" office:value="6500" calcext:value-type="float">
            <text:p>6500</text:p>
          </table:table-cell>
          <table:table-cell office:value-type="float" office:value="0.67067067067067" calcext:value-type="float">
            <text:p>6.71E-01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Y21])" office:value-type="float" office:value="0.0125" calcext:value-type="float">
            <text:p>0.0125</text:p>
          </table:table-cell>
          <table:table-cell table:formula="of:=[.V21]/[.W21]" office:value-type="float" office:value="1708.33333333333" calcext:value-type="float">
            <text:p>1708.33333333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0.1/(2^[.J22])" office:value-type="float" office:value="0.0125" calcext:value-type="float">
            <text:p>0.0125</text:p>
          </table:table-cell>
          <table:table-cell table:formula="of:=[.G22]/[.H22]" office:value-type="float" office:value="13000" calcext:value-type="float">
            <text:p>13000</text:p>
          </table:table-cell>
          <table:table-cell office:value-type="float" office:value="0.970970970970971" calcext:value-type="float">
            <text:p>9.71E-01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Y22])" office:value-type="float" office:value="0.0125" calcext:value-type="float">
            <text:p>0.0125</text:p>
          </table:table-cell>
          <table:table-cell table:formula="of:=[.V22]/[.W22]" office:value-type="float" office:value="1464.28571428571" calcext:value-type="float">
            <text:p>1464.2857142857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0.025" calcext:value-type="float">
            <text:p>0.02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23])" office:value-type="float" office:value="0.0125" calcext:value-type="float">
            <text:p>0.0125</text:p>
          </table:table-cell>
          <table:table-cell table:formula="of:=[.G23]/[.H23]" office:value-type="float" office:value="812.5" calcext:value-type="float">
            <text:p>812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0.1/(2^[.Y23])" office:value-type="float" office:value="0.0125" calcext:value-type="float">
            <text:p>0.0125</text:p>
          </table:table-cell>
          <table:table-cell table:formula="of:=[.V23]/[.W23]" office:value-type="float" office:value="1281.25" calcext:value-type="float">
            <text:p>1281.25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0.035" calcext:value-type="float">
            <text:p>0.03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24])" office:value-type="float" office:value="0.0125" calcext:value-type="float">
            <text:p>0.0125</text:p>
          </table:table-cell>
          <table:table-cell table:formula="of:=[.G24]/[.H24]" office:value-type="float" office:value="812.5" calcext:value-type="float">
            <text:p>812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Y24])" office:value-type="float" office:value="0.0125" calcext:value-type="float">
            <text:p>0.0125</text:p>
          </table:table-cell>
          <table:table-cell table:formula="of:=[.V24]/[.W24]" office:value-type="float" office:value="900" calcext:value-type="float">
            <text:p>900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25])" office:value-type="float" office:value="0.0125" calcext:value-type="float">
            <text:p>0.0125</text:p>
          </table:table-cell>
          <table:table-cell table:formula="of:=[.G25]/[.H25]" office:value-type="float" office:value="812.5" calcext:value-type="float">
            <text:p>812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table:style-name="ce1"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0.1/(2^[.Y25])" office:value-type="float" office:value="0.0125" calcext:value-type="float">
            <text:p>0.0125</text:p>
          </table:table-cell>
          <table:table-cell table:formula="of:=[.V25]/[.W25]" office:value-type="float" office:value="800" calcext:value-type="float">
            <text:p>800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75" calcext:value-type="float">
            <text:p>0.7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0.1/(2^[.J26])" office:value-type="float" office:value="0.0125" calcext:value-type="float">
            <text:p>0.0125</text:p>
          </table:table-cell>
          <table:table-cell table:formula="of:=[.G26]/[.H26]" office:value-type="float" office:value="937.5" calcext:value-type="float">
            <text:p>937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Y26])" office:value-type="float" office:value="0.0125" calcext:value-type="float">
            <text:p>0.0125</text:p>
          </table:table-cell>
          <table:table-cell table:formula="of:=[.V26]/[.W26]" office:value-type="float" office:value="2010" calcext:value-type="float">
            <text:p>201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" calcext:value-type="float">
            <text:p>0.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0.1/(2^[.J27])" office:value-type="float" office:value="0.0125" calcext:value-type="float">
            <text:p>0.0125</text:p>
          </table:table-cell>
          <table:table-cell table:formula="of:=[.G27]/[.H27]" office:value-type="float" office:value="1062.5" calcext:value-type="float">
            <text:p>1062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Y27])" office:value-type="float" office:value="0.0125" calcext:value-type="float">
            <text:p>0.0125</text:p>
          </table:table-cell>
          <table:table-cell table:formula="of:=[.V27]/[.W27]" office:value-type="float" office:value="2010" calcext:value-type="float">
            <text:p>2010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0.025" calcext:value-type="float">
            <text:p>0.025</text:p>
          </table:table-cell>
          <table:table-cell office:value-type="float" office:value="0.8" calcext:value-type="float">
            <text:p>0.8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formula="of:=0.1/(2^[.J28])" office:value-type="float" office:value="0.0125" calcext:value-type="float">
            <text:p>0.0125</text:p>
          </table:table-cell>
          <table:table-cell table:formula="of:=[.G28]/[.H28]" office:value-type="float" office:value="1000" calcext:value-type="float">
            <text:p>1000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heta_0 = 3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0.1/(2^[.J29])" office:value-type="float" office:value="0.0125" calcext:value-type="float">
            <text:p>0.0125</text:p>
          </table:table-cell>
          <table:table-cell table:formula="of:=[.G29]/[.H29]" office:value-type="float" office:value="812.5" calcext:value-type="float">
            <text:p>812.5</text:p>
          </table:table-cell>
          <table:table-cell office:value-type="float" office:value="0.23023023023023" calcext:value-type="float">
            <text:p>2.3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heta_0 = 3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15" calcext:value-type="float">
            <text:p>0.015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0.1/(2^[.J30])" office:value-type="float" office:value="0.0125" calcext:value-type="float">
            <text:p>0.0125</text:p>
          </table:table-cell>
          <table:table-cell table:formula="of:=[.G30]/[.H30]" office:value-type="float" office:value="937.5" calcext:value-type="float">
            <text:p>937.5</text:p>
          </table:table-cell>
          <table:table-cell office:value-type="float" office:value="0.23023023023023" calcext:value-type="float">
            <text:p>2.3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heta_0 = 3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0.1/(2^[.J31])" office:value-type="float" office:value="0.0125" calcext:value-type="float">
            <text:p>0.0125</text:p>
          </table:table-cell>
          <table:table-cell table:formula="of:=[.G31]/[.H31]" office:value-type="float" office:value="1000" calcext:value-type="float">
            <text:p>1000</text:p>
          </table:table-cell>
          <table:table-cell office:value-type="float" office:value="0.23023023023023" calcext:value-type="float">
            <text:p>2.3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heta_0 = 30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0.0008" calcext:value-type="float">
            <text:p>0.0008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0.1/(2^[.J32])" office:value-type="float" office:value="0.0125" calcext:value-type="float">
            <text:p>0.0125</text:p>
          </table:table-cell>
          <table:table-cell table:formula="of:=[.G32]/[.H32]" office:value-type="float" office:value="1187.5" calcext:value-type="float">
            <text:p>1187.5</text:p>
          </table:table-cell>
          <table:table-cell office:value-type="float" office:value="0.23023023023023" calcext:value-type="float">
            <text:p>2.3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65" calcext:value-type="float">
            <text:p>0.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33])" office:value-type="float" office:value="0.0125" calcext:value-type="float">
            <text:p>0.0125</text:p>
          </table:table-cell>
          <table:table-cell table:formula="of:=[.G33]/[.H33]" office:value-type="float" office:value="812.5" calcext:value-type="float">
            <text:p>812.5</text:p>
          </table:table-cell>
          <table:table-cell office:value-type="float" office:value="0.37037037037037" calcext:value-type="float">
            <text:p>3.7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0.015" calcext:value-type="float">
            <text:p>0.015</text:p>
          </table:table-cell>
          <table:table-cell office:value-type="float" office:value="0.85" calcext:value-type="float">
            <text:p>0.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34])" office:value-type="float" office:value="0.0125" calcext:value-type="float">
            <text:p>0.0125</text:p>
          </table:table-cell>
          <table:table-cell table:formula="of:=[.G34]/[.H34]" office:value-type="float" office:value="1062.5" calcext:value-type="float">
            <text:p>1062.5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.015</text:p>
          </table:table-cell>
          <table:table-cell office:value-type="float" office:value="0.95" calcext:value-type="float">
            <text:p>0.9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35])" office:value-type="float" office:value="0.0125" calcext:value-type="float">
            <text:p>0.0125</text:p>
          </table:table-cell>
          <table:table-cell table:formula="of:=[.G35]/[.H35]" office:value-type="float" office:value="1187.5" calcext:value-type="float">
            <text:p>1187.5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0.015" calcext:value-type="float">
            <text:p>0.01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36])" office:value-type="float" office:value="0.0125" calcext:value-type="float">
            <text:p>0.0125</text:p>
          </table:table-cell>
          <table:table-cell table:formula="of:=[.G36]/[.H36]" office:value-type="float" office:value="1312.5" calcext:value-type="float">
            <text:p>1312.5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0.035" calcext:value-type="float">
            <text:p>0.03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37])" office:value-type="float" office:value="0.0125" calcext:value-type="float">
            <text:p>0.0125</text:p>
          </table:table-cell>
          <table:table-cell table:formula="of:=[.G37]/[.H37]" office:value-type="float" office:value="1312.5" calcext:value-type="float">
            <text:p>1312.5</text:p>
          </table:table-cell>
          <table:table-cell office:value-type="float" office:value="0.41041041041041" calcext:value-type="float">
            <text:p>4.1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.035" calcext:value-type="float">
            <text:p>0.03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38])" office:value-type="float" office:value="0.0125" calcext:value-type="float">
            <text:p>0.0125</text:p>
          </table:table-cell>
          <table:table-cell table:formula="of:=[.G38]/[.H38]" office:value-type="float" office:value="1750" calcext:value-type="float">
            <text:p>1750</text:p>
          </table:table-cell>
          <table:table-cell office:value-type="float" office:value="0.41041041041041" calcext:value-type="float">
            <text:p>4.1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0.035" calcext:value-type="float">
            <text:p>0.03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39])" office:value-type="float" office:value="0.0125" calcext:value-type="float">
            <text:p>0.0125</text:p>
          </table:table-cell>
          <table:table-cell table:formula="of:=[.G39]/[.H39]" office:value-type="float" office:value="2625" calcext:value-type="float">
            <text:p>2625</text:p>
          </table:table-cell>
          <table:table-cell office:value-type="float" office:value="0.41041041041041" calcext:value-type="float">
            <text:p>4.1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035" calcext:value-type="float">
            <text:p>0.035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0002" calcext:value-type="float">
            <text:p>0.000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0.1/(2^[.J40])" office:value-type="float" office:value="0.0125" calcext:value-type="float">
            <text:p>0.0125</text:p>
          </table:table-cell>
          <table:table-cell table:formula="of:=[.G40]/[.H40]" office:value-type="float" office:value="5250" calcext:value-type="float">
            <text:p>5250</text:p>
          </table:table-cell>
          <table:table-cell office:value-type="float" office:value="0.41041041041041" calcext:value-type="float">
            <text:p>4.1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41])" office:value-type="float" office:value="0.0125" calcext:value-type="float">
            <text:p>0.0125</text:p>
          </table:table-cell>
          <table:table-cell table:formula="of:=[.G41]/[.H41]" office:value-type="float" office:value="2625" calcext:value-type="float">
            <text:p>2625</text:p>
          </table:table-cell>
          <table:table-cell office:value-type="float" office:value="0.43043043043043" calcext:value-type="float">
            <text:p>4.3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office:value-type="float" office:value="37" calcext:value-type="float">
            <text:p>37</text:p>
          </table:table-cell>
          <table:table-cell office:value-type="float" office:value="0.55" calcext:value-type="float">
            <text:p>0.55</text:p>
          </table:table-cell>
          <table:table-cell office:value-type="float" office:value="1.05" calcext:value-type="float">
            <text:p>1.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42])" office:value-type="float" office:value="0.0125" calcext:value-type="float">
            <text:p>0.0125</text:p>
          </table:table-cell>
          <table:table-cell table:formula="of:=[.G42]/[.H42]" office:value-type="float" office:value="5250" calcext:value-type="float">
            <text:p>5250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.85" calcext:value-type="float">
            <text:p>0.85</text:p>
          </table:table-cell>
          <table:table-cell office:value-type="float" office:value="1.35" calcext:value-type="float">
            <text:p>1.3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43])" office:value-type="float" office:value="0.0125" calcext:value-type="float">
            <text:p>0.0125</text:p>
          </table:table-cell>
          <table:table-cell table:formula="of:=[.G43]/[.H43]" office:value-type="float" office:value="3375" calcext:value-type="float">
            <text:p>3375</text:p>
          </table:table-cell>
          <table:table-cell office:value-type="float" office:value="0.41041041041041" calcext:value-type="float">
            <text:p>4.1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office:value-type="float" office:value="39" calcext:value-type="float">
            <text:p>39</text:p>
          </table:table-cell>
          <table:table-cell office:value-type="float" office:value="0.55" calcext:value-type="float">
            <text:p>0.55</text:p>
          </table:table-cell>
          <table:table-cell office:value-type="float" office:value="2.05" calcext:value-type="float">
            <text:p>2.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44])" office:value-type="float" office:value="0.0125" calcext:value-type="float">
            <text:p>0.0125</text:p>
          </table:table-cell>
          <table:table-cell table:formula="of:=[.G44]/[.H44]" office:value-type="float" office:value="10250" calcext:value-type="float">
            <text:p>10250</text:p>
          </table:table-cell>
          <table:table-cell office:value-type="float" office:value="0.49049049049049" calcext:value-type="float">
            <text:p>4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0.1/(2^[.J45])" office:value-type="float" office:value="0.0125" calcext:value-type="float">
            <text:p>0.0125</text:p>
          </table:table-cell>
          <table:table-cell table:formula="of:=[.G45]/[.H45]" office:value-type="float" office:value="2562.5" calcext:value-type="float">
            <text:p>2562.5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46])" office:value-type="float" office:value="0.0125" calcext:value-type="float">
            <text:p>0.0125</text:p>
          </table:table-cell>
          <table:table-cell table:formula="of:=[.G46]/[.H46]" office:value-type="float" office:value="2050" calcext:value-type="float">
            <text:p>2050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47])" office:value-type="float" office:value="0.0125" calcext:value-type="float">
            <text:p>0.0125</text:p>
          </table:table-cell>
          <table:table-cell table:formula="of:=[.G47]/[.H47]" office:value-type="float" office:value="1708.33333333333" calcext:value-type="float">
            <text:p>1708.3333333333</text:p>
          </table:table-cell>
          <table:table-cell office:value-type="float" office:value="0.45045045045045" calcext:value-type="float">
            <text:p>4.5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48])" office:value-type="float" office:value="0.0125" calcext:value-type="float">
            <text:p>0.0125</text:p>
          </table:table-cell>
          <table:table-cell table:formula="of:=[.G48]/[.H48]" office:value-type="float" office:value="1464.28571428571" calcext:value-type="float">
            <text:p>1464.2857142857</text:p>
          </table:table-cell>
          <table:table-cell office:value-type="float" office:value="0.43043043043043" calcext:value-type="float">
            <text:p>4.3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office:value-type="float" office:value="44" calcext:value-type="float">
            <text:p>44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0.1/(2^[.J49])" office:value-type="float" office:value="0.0125" calcext:value-type="float">
            <text:p>0.0125</text:p>
          </table:table-cell>
          <table:table-cell table:formula="of:=[.G49]/[.H49]" office:value-type="float" office:value="1281.25" calcext:value-type="float">
            <text:p>1281.25</text:p>
          </table:table-cell>
          <table:table-cell office:value-type="float" office:value="0.43043043043043" calcext:value-type="float">
            <text:p>4.3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office:value-type="float" office:value="45" calcext:value-type="float">
            <text:p>45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0.1/(2^[.J50])" office:value-type="float" office:value="0.0125" calcext:value-type="float">
            <text:p>0.0125</text:p>
          </table:table-cell>
          <table:table-cell table:formula="of:=[.G50]/[.H50]" office:value-type="float" office:value="1025" calcext:value-type="float">
            <text:p>1025</text:p>
          </table:table-cell>
          <table:table-cell office:value-type="float" office:value="0.41041041041041" calcext:value-type="float">
            <text:p>4.1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office:value-type="float" office:value="46" calcext:value-type="float">
            <text:p>46</text:p>
          </table:table-cell>
          <table:table-cell office:value-type="float" office:value="0.205" calcext:value-type="float">
            <text:p>0.205</text:p>
          </table:table-cell>
          <table:table-cell office:value-type="float" office:value="2.05" calcext:value-type="float">
            <text:p>2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0.1/(2^[.J51])" office:value-type="float" office:value="0.0125" calcext:value-type="float">
            <text:p>0.0125</text:p>
          </table:table-cell>
          <table:table-cell table:formula="of:=[.G51]/[.H51]" office:value-type="float" office:value="683.333333333333" calcext:value-type="float">
            <text:p>683.3333333333</text:p>
          </table:table-cell>
          <table:table-cell office:value-type="float" office:value="0.47047047047047" calcext:value-type="float">
            <text:p>4.7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office:value-type="float" office:value="47" calcext:value-type="float">
            <text:p>47</text:p>
          </table:table-cell>
          <table:table-cell office:value-type="float" office:value="0.205" calcext:value-type="float">
            <text:p>0.20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52])" office:value-type="float" office:value="0.0125" calcext:value-type="float">
            <text:p>0.0125</text:p>
          </table:table-cell>
          <table:table-cell table:formula="of:=[.G52]/[.H52]" office:value-type="float" office:value="1050" calcext:value-type="float">
            <text:p>1050</text:p>
          </table:table-cell>
          <table:table-cell office:value-type="float" office:value="0.35035035035035" calcext:value-type="float">
            <text:p>3.5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.05" calcext:value-type="float">
            <text:p>0.05</text:p>
          </table:table-cell>
          <table:table-cell office:value-type="float" office:value="1.05" calcext:value-type="float">
            <text:p>1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53])" office:value-type="float" office:value="0.0125" calcext:value-type="float">
            <text:p>0.0125</text:p>
          </table:table-cell>
          <table:table-cell table:formula="of:=[.G53]/[.H53]" office:value-type="float" office:value="1050" calcext:value-type="float">
            <text:p>1050</text:p>
          </table:table-cell>
          <table:table-cell office:value-type="float" office:value="0.33033033033033" calcext:value-type="float">
            <text:p>3.3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54])" office:value-type="float" office:value="0.0125" calcext:value-type="float">
            <text:p>0.0125</text:p>
          </table:table-cell>
          <table:table-cell table:formula="of:=[.G54]/[.H54]" office:value-type="float" office:value="900" calcext:value-type="float">
            <text:p>900</text:p>
          </table:table-cell>
          <table:table-cell office:value-type="float" office:value="0.31031031031031" calcext:value-type="float">
            <text:p>3.10E-01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Slope Analysis not possible,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0.1/(2^[.J55])" office:value-type="float" office:value="0.0125" calcext:value-type="float">
            <text:p>0.0125</text:p>
          </table:table-cell>
          <table:table-cell table:formula="of:=[.G55]/[.H55]" office:value-type="float" office:value="800" calcext:value-type="float">
            <text:p>800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Slope Analysis not possible,</text:p>
          </table:table-cell>
          <table:table-cell office:value-type="float" office:value="51" calcext:value-type="float">
            <text:p>51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0.1/(2^[.J56])" office:value-type="float" office:value="0.0125" calcext:value-type="float">
            <text:p>0.0125</text:p>
          </table:table-cell>
          <table:table-cell table:formula="of:=[.G56]/[.H56]" office:value-type="float" office:value="700" calcext:value-type="float">
            <text:p>700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Slope Analysis not possible,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formula="of:=0.1/(2^[.J57])" office:value-type="float" office:value="0.0125" calcext:value-type="float">
            <text:p>0.0125</text:p>
          </table:table-cell>
          <table:table-cell table:formula="of:=[.G57]/[.H57]" office:value-type="float" office:value="600" calcext:value-type="float">
            <text:p>600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58])" office:value-type="float" office:value="0.0125" calcext:value-type="float">
            <text:p>0.0125</text:p>
          </table:table-cell>
          <table:table-cell table:formula="of:=[.G58]/[.H58]" office:value-type="float" office:value="1708.33333333333" calcext:value-type="float">
            <text:p>1708.3333333333</text:p>
          </table:table-cell>
          <table:table-cell office:value-type="float" office:value="0.37037037037037" calcext:value-type="float">
            <text:p>3.7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59])" office:value-type="float" office:value="0.0125" calcext:value-type="float">
            <text:p>0.0125</text:p>
          </table:table-cell>
          <table:table-cell table:formula="of:=[.G59]/[.H59]" office:value-type="float" office:value="1138.88888888889" calcext:value-type="float">
            <text:p>1138.8888888889</text:p>
          </table:table-cell>
          <table:table-cell office:value-type="float" office:value="0.33033033033033" calcext:value-type="float">
            <text:p>3.3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60])" office:value-type="float" office:value="0.0125" calcext:value-type="float">
            <text:p>0.0125</text:p>
          </table:table-cell>
          <table:table-cell table:formula="of:=[.G60]/[.H60]" office:value-type="float" office:value="931.818181818182" calcext:value-type="float">
            <text:p>931.8181818182</text:p>
          </table:table-cell>
          <table:table-cell office:value-type="float" office:value="0.31031031031031" calcext:value-type="float">
            <text:p>3.1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61])" office:value-type="float" office:value="0.0125" calcext:value-type="float">
            <text:p>0.0125</text:p>
          </table:table-cell>
          <table:table-cell table:formula="of:=[.G61]/[.H61]" office:value-type="float" office:value="788.461538461538" calcext:value-type="float">
            <text:p>788.4615384615</text:p>
          </table:table-cell>
          <table:table-cell office:value-type="float" office:value="0.27027027027027" calcext:value-type="float">
            <text:p>2.70E-01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Slope Analysis not possible,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62])" office:value-type="float" office:value="0.0125" calcext:value-type="float">
            <text:p>0.0125</text:p>
          </table:table-cell>
          <table:table-cell table:formula="of:=[.G62]/[.H62]" office:value-type="float" office:value="683.333333333333" calcext:value-type="float">
            <text:p>683.3333333333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Slope Analysis not possible,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63])" office:value-type="float" office:value="0.0125" calcext:value-type="float">
            <text:p>0.0125</text:p>
          </table:table-cell>
          <table:table-cell table:formula="of:=[.G63]/[.H63]" office:value-type="float" office:value="585.714285714286" calcext:value-type="float">
            <text:p>585.7142857143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Slope Analysis not possible, diff initial than 57</text:p>
          </table:table-cell>
          <table:table-cell office:value-type="float" office:value="59" calcext:value-type="float">
            <text:p>59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64])" office:value-type="float" office:value="0.0125" calcext:value-type="float">
            <text:p>0.0125</text:p>
          </table:table-cell>
          <table:table-cell table:formula="of:=[.G64]/[.H64]" office:value-type="float" office:value="683.333333333333" calcext:value-type="float">
            <text:p>683.3333333333</text:p>
          </table:table-cell>
          <table:table-cell table:style-name="Default"/>
          <table:table-cell table:number-columns-repeated="14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0.1/(2^[.J65])" office:value-type="float" office:value="0.0125" calcext:value-type="float">
            <text:p>0.0125</text:p>
          </table:table-cell>
          <table:table-cell table:formula="of:=[.G65]/[.H65]" office:value-type="float" office:value="2050" calcext:value-type="float">
            <text:p>2050</text:p>
          </table:table-cell>
          <table:table-cell office:value-type="float" office:value="0.25025025025025" calcext:value-type="float">
            <text:p>2.5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iff IC than 60</text:p>
          </table:table-cell>
          <table:table-cell office:value-type="float" office:value="61" calcext:value-type="float">
            <text:p>61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66])" office:value-type="float" office:value="0.0125" calcext:value-type="float">
            <text:p>0.0125</text:p>
          </table:table-cell>
          <table:table-cell table:formula="of:=[.G66]/[.H66]" office:value-type="float" office:value="2050" calcext:value-type="float">
            <text:p>2050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67])" office:value-type="float" office:value="0.0125" calcext:value-type="float">
            <text:p>0.0125</text:p>
          </table:table-cell>
          <table:table-cell table:formula="of:=[.G67]/[.H67]" office:value-type="float" office:value="585.714285714286" calcext:value-type="float">
            <text:p>585.7142857143</text:p>
          </table:table-cell>
          <table:table-cell office:value-type="float" office:value="0.35035035035035" calcext:value-type="float">
            <text:p>3.5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.5" calcext:value-type="float">
            <text:p>0.5</text:p>
          </table:table-cell>
          <table:table-cell office:value-type="float" office:value="2.05" calcext:value-type="float">
            <text:p>2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68])" office:value-type="float" office:value="0.0125" calcext:value-type="float">
            <text:p>0.0125</text:p>
          </table:table-cell>
          <table:table-cell table:formula="of:=[.G68]/[.H68]" office:value-type="float" office:value="410" calcext:value-type="float">
            <text:p>410</text:p>
          </table:table-cell>
          <table:table-cell office:value-type="float" office:value="0.31031031031031" calcext:value-type="float">
            <text:p>3.1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3.05" calcext:value-type="float">
            <text:p>3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69])" office:value-type="float" office:value="0.0125" calcext:value-type="float">
            <text:p>0.0125</text:p>
          </table:table-cell>
          <table:table-cell table:formula="of:=[.G69]/[.H69]" office:value-type="float" office:value="610" calcext:value-type="float">
            <text:p>610</text:p>
          </table:table-cell>
          <table:table-cell office:value-type="float" office:value="0.35035035035035" calcext:value-type="float">
            <text:p>3.5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5.05" calcext:value-type="float">
            <text:p>5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0])" office:value-type="float" office:value="0.0125" calcext:value-type="float">
            <text:p>0.0125</text:p>
          </table:table-cell>
          <table:table-cell table:formula="of:=[.G70]/[.H70]" office:value-type="float" office:value="1010" calcext:value-type="float">
            <text:p>1010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1])" office:value-type="float" office:value="0.0125" calcext:value-type="float">
            <text:p>0.0125</text:p>
          </table:table-cell>
          <table:table-cell table:formula="of:=[.G71]/[.H71]" office:value-type="float" office:value="2010" calcext:value-type="float">
            <text:p>2010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2])" office:value-type="float" office:value="0.0125" calcext:value-type="float">
            <text:p>0.0125</text:p>
          </table:table-cell>
          <table:table-cell table:formula="of:=[.G72]/[.H72]" office:value-type="float" office:value="2010" calcext:value-type="float">
            <text:p>2010</text:p>
          </table:table-cell>
          <table:table-cell office:value-type="float" office:value="0.39039039039039" calcext:value-type="float">
            <text:p>3.9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icture looks different, more than one dominant freq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0.1/(2^[.J73])" office:value-type="float" office:value="0.0125" calcext:value-type="float">
            <text:p>0.0125</text:p>
          </table:table-cell>
          <table:table-cell table:formula="of:=[.G73]/[.H73]" office:value-type="float" office:value="2010" calcext:value-type="float">
            <text:p>2010</text:p>
          </table:table-cell>
          <table:table-cell office:value-type="float" office:value="0.35035035035035" calcext:value-type="float">
            <text:p>3.5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4])" office:value-type="float" office:value="0.0125" calcext:value-type="float">
            <text:p>0.0125</text:p>
          </table:table-cell>
          <table:table-cell table:formula="of:=[.G74]/[.H74]" office:value-type="float" office:value="2010" calcext:value-type="float">
            <text:p>2010</text:p>
          </table:table-cell>
          <table:table-cell office:value-type="float" office:value="0.31031031031031" calcext:value-type="float">
            <text:p>3.1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.05" calcext:value-type="float">
            <text:p>10.0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5])" office:value-type="float" office:value="0.0125" calcext:value-type="float">
            <text:p>0.0125</text:p>
          </table:table-cell>
          <table:table-cell table:formula="of:=[.G75]/[.H75]" office:value-type="float" office:value="1256.25" calcext:value-type="float">
            <text:p>1256.25</text:p>
          </table:table-cell>
          <table:table-cell office:value-type="float" office:value="0.33033033033033" calcext:value-type="float">
            <text:p>3.3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0.05" calcext:value-type="float">
            <text:p>1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6])" office:value-type="float" office:value="0.0125" calcext:value-type="float">
            <text:p>0.0125</text:p>
          </table:table-cell>
          <table:table-cell table:formula="of:=[.G76]/[.H76]" office:value-type="float" office:value="502.5" calcext:value-type="float">
            <text:p>502.5</text:p>
          </table:table-cell>
          <table:table-cell office:value-type="float" office:value="0.29029029029029" calcext:value-type="float">
            <text:p>2.90E-0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.05" calcext:value-type="float">
            <text:p>1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7])" office:value-type="float" office:value="0.0125" calcext:value-type="float">
            <text:p>0.0125</text:p>
          </table:table-cell>
          <table:table-cell table:formula="of:=[.G77]/[.H77]" office:value-type="float" office:value="335" calcext:value-type="float">
            <text:p>335</text:p>
          </table:table-cell>
          <table:table-cell office:value-type="float" office:value="0.21021021021021" calcext:value-type="float">
            <text:p>2.10E-0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bssin used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0.05" calcext:value-type="float">
            <text:p>1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0.1/(2^[.J78])" office:value-type="float" office:value="0.0125" calcext:value-type="float">
            <text:p>0.0125</text:p>
          </table:table-cell>
          <table:table-cell table:formula="of:=[.G78]/[.H78]" office:value-type="float" office:value="837.5" calcext:value-type="float">
            <text:p>837.5</text:p>
          </table:table-cell>
          <table:table-cell office:value-type="float" office:value="0.05005005005005" calcext:value-type="float">
            <text:p>5.01E-02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3:20:52.097850710</meta:creation-date>
    <dc:date>2018-03-31T17:25:52.512993396</dc:date>
    <meta:editing-duration>PT1H11M2S</meta:editing-duration>
    <meta:editing-cycles>11</meta:editing-cycles>
    <meta:generator>LibreOffice/5.1.6.2$Linux_X86_64 LibreOffice_project/10m0$Build-2</meta:generator>
    <meta:document-statistic meta:table-count="1" meta:cell-count="9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column-mapping="1 0" chart:style-name="ch1">
        <chart:title svg:x="4.234cm" svg:y="0.316cm" chart:style-name="ch2">
          <text:p>Sigma_1/Beta vs frequency (lgb=0.1)</text:p>
        </chart:title>
        <chart:legend chart:legend-position="end" svg:x="13.754cm" svg:y="4.204cm" style:legend-expansion="high" chart:style-name="ch3"/>
        <chart:plot-area chart:style-name="ch4" table:cell-range-address="Sheet1.AB7:Sheet1.AB18 Sheet1.Z7:Sheet1.Z18" svg:x="0.918cm" svg:y="0.708cm" svg:width="12.078cm" svg:height="7.664cm">
          <chartooo:coordinate-region svg:x="1.539cm" svg:y="0.907cm" svg:width="11.085cm" svg:height="6.818cm"/>
          <chart:axis chart:dimension="x" chart:name="primary-x" chart:style-name="ch5">
            <chart:title svg:x="5.881cm" svg:y="8.446cm" chart:style-name="ch6">
              <text:p>Sigma_1/Beta</text:p>
            </chart:title>
          </chart:axis>
          <chart:axis chart:dimension="y" chart:name="primary-y" chart:style-name="ch5">
            <chart:title svg:x="0.039cm" svg:y="5.365cm" chart:style-name="ch7">
              <text:p>Frequency</text:p>
            </chart:title>
            <chart:grid chart:style-name="ch8" chart:class="major"/>
          </chart:axis>
          <chart:series chart:style-name="ch9" chart:values-cell-range-address="Sheet1.Z7:Sheet1.Z18" chart:class="chart:scatter">
            <chart:domain table:cell-range-address="Sheet1.AB7:Sheet1.AB18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AB7:Sheet1.AB18</svg:desc>
                </draw:g>
              </table:table-cell>
              <table:table-cell office:value-type="float" office:value="20">
                <text:p>20</text:p>
                <draw:g>
                  <svg:desc>Sheet1.Z7:Sheet1.Z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">
                <text:p>6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5">
                <text:p>8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2.5">
                <text:p>812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3.33333333333">
                <text:p>1083.33333333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5">
                <text:p>1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0">
                <text:p>32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2.5">
                <text:p>812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7.5">
                <text:p>93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2.5">
                <text:p>1062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legend chart:legend-position="end" svg:x="13.728cm" svg:y="4.204cm" style:legend-expansion="high" chart:style-name="ch2"/>
        <chart:plot-area chart:style-name="ch3" table:cell-range-address="Sheet1.M6:Sheet1.N54" svg:x="0.292cm" svg:y="0.206cm" svg:width="13.09cm" svg:height="8.645cm">
          <chartooo:coordinate-region svg:x="2.025cm" svg:y="0.406cm" svg:width="10.892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N6:Sheet1.N54" chart:class="chart:scatter">
            <chart:domain table:cell-range-address="Sheet1.M6:Sheet1.M54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Sheet1.M6:Sheet1.M54</svg:desc>
                </draw:g>
              </table:table-cell>
              <table:table-cell office:value-type="float" office:value="0.53053053053053">
                <text:p>0.53053053053053</text:p>
                <draw:g>
                  <svg:desc>Sheet1.N6:Sheet1.N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0.61061061061061">
                <text:p>0.61061061061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">
                <text:p>1250</text:p>
              </table:table-cell>
              <table:table-cell office:value-type="float" office:value="0.51051051051051">
                <text:p>0.51051051051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">
                <text:p>1250</text:p>
              </table:table-cell>
              <table:table-cell office:value-type="float" office:value="0.55055055055055">
                <text:p>0.55055055055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5">
                <text:p>625</text:p>
              </table:table-cell>
              <table:table-cell office:value-type="float" office:value="0.45045045045045">
                <text:p>0.45045045045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75">
                <text:p>87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2.5">
                <text:p>812.5</text:p>
              </table:table-cell>
              <table:table-cell office:value-type="float" office:value="0.41041041041041">
                <text:p>0.410410410410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5">
                <text:p>1375</text:p>
              </table:table-cell>
              <table:table-cell office:value-type="float" office:value="0.45045045045045">
                <text:p>0.450450450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2.5">
                <text:p>812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2.5">
                <text:p>812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83.33333333333">
                <text:p>1083.33333333333</text:p>
              </table:table-cell>
              <table:table-cell office:value-type="float" office:value="0.51051051051051">
                <text:p>0.510510510510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5">
                <text:p>1625</text:p>
              </table:table-cell>
              <table:table-cell office:value-type="float" office:value="0.51051051051051">
                <text:p>0.510510510510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0">
                <text:p>3250</text:p>
              </table:table-cell>
              <table:table-cell office:value-type="float" office:value="0.61061061061061">
                <text:p>0.61061061061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00">
                <text:p>6500</text:p>
              </table:table-cell>
              <table:table-cell office:value-type="float" office:value="0.67067067067067">
                <text:p>0.670670670670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00">
                <text:p>13000</text:p>
              </table:table-cell>
              <table:table-cell office:value-type="float" office:value="0.970970970970971">
                <text:p>0.9709709709709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2.5">
                <text:p>812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2.5">
                <text:p>812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2.5">
                <text:p>812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7.5">
                <text:p>937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2.5">
                <text:p>1062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2.5">
                <text:p>812.5</text:p>
              </table:table-cell>
              <table:table-cell office:value-type="float" office:value="0.23023023023023">
                <text:p>0.230230230230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7.5">
                <text:p>937.5</text:p>
              </table:table-cell>
              <table:table-cell office:value-type="float" office:value="0.23023023023023">
                <text:p>0.230230230230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">
                <text:p>1000</text:p>
              </table:table-cell>
              <table:table-cell office:value-type="float" office:value="0.23023023023023">
                <text:p>0.230230230230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7.5">
                <text:p>1187.5</text:p>
              </table:table-cell>
              <table:table-cell office:value-type="float" office:value="0.23023023023023">
                <text:p>0.23023023023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2.5">
                <text:p>812.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2.5">
                <text:p>1062.5</text:p>
              </table:table-cell>
              <table:table-cell office:value-type="float" office:value="0.39039039039039">
                <text:p>0.39039039039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7.5">
                <text:p>1187.5</text:p>
              </table:table-cell>
              <table:table-cell office:value-type="float" office:value="0.39039039039039">
                <text:p>0.390390390390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12.5">
                <text:p>1312.5</text:p>
              </table:table-cell>
              <table:table-cell office:value-type="float" office:value="0.39039039039039">
                <text:p>0.390390390390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2.5">
                <text:p>1312.5</text:p>
              </table:table-cell>
              <table:table-cell office:value-type="float" office:value="0.41041041041041">
                <text:p>0.41041041041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0">
                <text:p>1750</text:p>
              </table:table-cell>
              <table:table-cell office:value-type="float" office:value="0.41041041041041">
                <text:p>0.41041041041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25">
                <text:p>2625</text:p>
              </table:table-cell>
              <table:table-cell office:value-type="float" office:value="0.41041041041041">
                <text:p>0.41041041041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0">
                <text:p>5250</text:p>
              </table:table-cell>
              <table:table-cell office:value-type="float" office:value="0.41041041041041">
                <text:p>0.410410410410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5">
                <text:p>2625</text:p>
              </table:table-cell>
              <table:table-cell office:value-type="float" office:value="0.43043043043043">
                <text:p>0.430430430430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0">
                <text:p>5250</text:p>
              </table:table-cell>
              <table:table-cell office:value-type="float" office:value="0.39039039039039">
                <text:p>0.390390390390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75">
                <text:p>3375</text:p>
              </table:table-cell>
              <table:table-cell office:value-type="float" office:value="0.41041041041041">
                <text:p>0.410410410410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50">
                <text:p>10250</text:p>
              </table:table-cell>
              <table:table-cell office:value-type="float" office:value="0.49049049049049">
                <text:p>0.49049049049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2.5">
                <text:p>2562.5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08.33333333333">
                <text:p>1708.33333333333</text:p>
              </table:table-cell>
              <table:table-cell office:value-type="float" office:value="0.45045045045045">
                <text:p>0.450450450450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64.28571428571">
                <text:p>1464.28571428571</text:p>
              </table:table-cell>
              <table:table-cell office:value-type="float" office:value="0.43043043043043">
                <text:p>0.43043043043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1.25">
                <text:p>1281.25</text:p>
              </table:table-cell>
              <table:table-cell office:value-type="float" office:value="0.43043043043043">
                <text:p>0.430430430430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5">
                <text:p>1025</text:p>
              </table:table-cell>
              <table:table-cell office:value-type="float" office:value="0.41041041041041">
                <text:p>0.41041041041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3.333333333333">
                <text:p>683.333333333333</text:p>
              </table:table-cell>
              <table:table-cell office:value-type="float" office:value="0.47047047047047">
                <text:p>0.470470470470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50">
                <text:p>1050</text:p>
              </table:table-cell>
              <table:table-cell office:value-type="float" office:value="0.35035035035035">
                <text:p>0.350350350350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50">
                <text:p>1050</text:p>
              </table:table-cell>
              <table:table-cell office:value-type="float" office:value="0.33033033033033">
                <text:p>0.330330330330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">
                <text:p>900</text:p>
              </table:table-cell>
              <table:table-cell office:value-type="float" office:value="0.31031031031031">
                <text:p>0.310310310310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